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R12" svg:font-family="CMR12"/>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paragraph-rsid="002f2bb4" style:font-name-asian="CMR12" style:font-size-asian="14pt" style:font-name-complex="CMR12" style:font-size-complex="14pt"/>
    </style:style>
    <style:style style:name="P2" style:family="paragraph" style:parent-style-name="Standard">
      <style:paragraph-properties fo:text-align="justify" style:justify-single-word="false"/>
      <style:text-properties fo:font-size="12pt" officeooo:rsid="00205c65" officeooo:paragraph-rsid="00205c65" style:font-size-asian="12pt" style:font-size-complex="12pt"/>
    </style:style>
    <style:style style:name="P3" style:family="paragraph" style:parent-style-name="Standard">
      <style:paragraph-properties fo:text-align="justify" style:justify-single-word="false"/>
      <style:text-properties fo:font-size="12pt" officeooo:rsid="00205c65" officeooo:paragraph-rsid="002134be" style:font-size-asian="12pt" style:font-size-complex="12pt"/>
    </style:style>
    <style:style style:name="P4" style:family="paragraph" style:parent-style-name="Standard">
      <style:paragraph-properties fo:text-align="justify" style:justify-single-word="false"/>
      <style:text-properties fo:font-size="12pt" officeooo:rsid="0022febc" officeooo:paragraph-rsid="0022febc" style:font-size-asian="12pt" style:font-size-complex="12pt"/>
    </style:style>
    <style:style style:name="P5" style:family="paragraph" style:parent-style-name="Standard">
      <style:paragraph-properties fo:text-align="justify" style:justify-single-word="false"/>
      <style:text-properties fo:font-size="12pt" officeooo:rsid="0022febc" officeooo:paragraph-rsid="0024e6c8" style:font-size-asian="12pt" style:font-size-complex="12pt"/>
    </style:style>
    <style:style style:name="P6" style:family="paragraph" style:parent-style-name="Standard">
      <style:paragraph-properties fo:text-align="justify" style:justify-single-word="false"/>
      <style:text-properties fo:font-size="12pt" officeooo:rsid="00263c9e" officeooo:paragraph-rsid="002b35c9" style:font-size-asian="12pt" style:font-size-complex="12pt"/>
    </style:style>
    <style:style style:name="P7" style:family="paragraph" style:parent-style-name="Standard">
      <style:paragraph-properties fo:text-align="justify" style:justify-single-word="false"/>
      <style:text-properties fo:font-size="12pt" officeooo:rsid="002be80c" officeooo:paragraph-rsid="002ee61e" style:font-size-asian="12pt" style:font-size-complex="12pt"/>
    </style:style>
    <style:style style:name="P8" style:family="paragraph" style:parent-style-name="Standard">
      <style:paragraph-properties fo:text-align="justify" style:justify-single-word="false"/>
      <style:text-properties fo:font-size="12pt" officeooo:rsid="002be80c" officeooo:paragraph-rsid="0039e7bf" style:font-size-asian="12pt" style:font-size-complex="12pt"/>
    </style:style>
    <style:style style:name="P9" style:family="paragraph" style:parent-style-name="Standard">
      <style:paragraph-properties fo:text-align="justify" style:justify-single-word="false"/>
      <style:text-properties fo:font-size="12pt" officeooo:rsid="002be80c" officeooo:paragraph-rsid="003bd02c" style:font-size-asian="12pt" style:font-size-complex="12pt"/>
    </style:style>
    <style:style style:name="P10" style:family="paragraph" style:parent-style-name="Standard">
      <style:paragraph-properties fo:text-align="justify" style:justify-single-word="false"/>
      <style:text-properties fo:font-size="12pt" officeooo:rsid="003e85c4" officeooo:paragraph-rsid="003e85c4" style:font-size-asian="12pt" style:font-size-complex="12pt"/>
    </style:style>
    <style:style style:name="P11" style:family="paragraph" style:parent-style-name="Standard">
      <style:paragraph-properties fo:text-align="justify" style:justify-single-word="false"/>
      <style:text-properties fo:font-size="12pt" officeooo:rsid="003e85c4" officeooo:paragraph-rsid="0040ddd2" style:font-size-asian="12pt" style:font-size-complex="12pt"/>
    </style:style>
    <style:style style:name="P12" style:family="paragraph" style:parent-style-name="Standard">
      <style:paragraph-properties fo:text-align="justify" style:justify-single-word="false"/>
      <style:text-properties fo:font-size="12pt" officeooo:rsid="003e85c4" officeooo:paragraph-rsid="004bd8dd" style:font-size-asian="12pt" style:font-size-complex="12pt"/>
    </style:style>
    <style:style style:name="P13" style:family="paragraph" style:parent-style-name="Standard">
      <style:paragraph-properties fo:text-align="justify" style:justify-single-word="false"/>
      <style:text-properties fo:font-size="12pt" officeooo:rsid="004bd8dd" officeooo:paragraph-rsid="004bd8dd" style:font-size-asian="12pt" style:font-size-complex="12pt"/>
    </style:style>
    <style:style style:name="P14" style:family="paragraph" style:parent-style-name="Standard">
      <style:paragraph-properties fo:text-align="justify" style:justify-single-word="false"/>
      <style:text-properties fo:font-size="12pt" officeooo:rsid="004dd9a2" officeooo:paragraph-rsid="004dd9a2" style:font-size-asian="12pt" style:font-size-complex="12pt"/>
    </style:style>
    <style:style style:name="P15" style:family="paragraph" style:parent-style-name="Standard">
      <style:text-properties fo:font-weight="bold" officeooo:paragraph-rsid="002f2bb4" style:font-weight-asian="bold" style:font-weight-complex="bold"/>
    </style:style>
    <style:style style:name="P16" style:family="paragraph" style:parent-style-name="Standard">
      <style:text-properties officeooo:paragraph-rsid="002f2bb4"/>
    </style:style>
    <style:style style:name="P17" style:family="paragraph" style:parent-style-name="Standard">
      <style:text-properties officeooo:paragraph-rsid="003444f9"/>
    </style:style>
    <style:style style:name="P18" style:family="paragraph" style:parent-style-name="Standard">
      <style:text-properties officeooo:paragraph-rsid="0039e7bf"/>
    </style:style>
    <style:style style:name="T1" style:family="text">
      <style:text-properties officeooo:rsid="0024677f"/>
    </style:style>
    <style:style style:name="T2" style:family="text">
      <style:text-properties style:font-name-asian="CMR12" style:font-name-complex="CMR12"/>
    </style:style>
    <style:style style:name="T3" style:family="text">
      <style:text-properties officeooo:rsid="002a95b8" style:font-name-asian="CMR12" style:font-name-complex="CMR12"/>
    </style:style>
    <style:style style:name="T4" style:family="text">
      <style:text-properties officeooo:rsid="002b024e" style:font-name-asian="CMR12" style:font-name-complex="CMR12"/>
    </style:style>
    <style:style style:name="T5" style:family="text">
      <style:text-properties officeooo:rsid="002b35c9" style:font-name-asian="CMR12" style:font-name-complex="CMR12"/>
    </style:style>
    <style:style style:name="T6" style:family="text">
      <style:text-properties officeooo:rsid="002c6c9a" style:font-name-asian="CMR12" style:font-name-complex="CMR12"/>
    </style:style>
    <style:style style:name="T7" style:family="text">
      <style:text-properties officeooo:rsid="002e0fa6" style:font-name-asian="CMR12" style:font-name-complex="CMR12"/>
    </style:style>
    <style:style style:name="T8" style:family="text">
      <style:text-properties officeooo:rsid="002ee61e" style:font-name-asian="CMR12" style:font-name-complex="CMR12"/>
    </style:style>
    <style:style style:name="T9" style:family="text">
      <style:text-properties officeooo:rsid="002f2bb4" style:font-name-asian="CMR12" style:font-name-complex="CMR12"/>
    </style:style>
    <style:style style:name="T10" style:family="text">
      <style:text-properties officeooo:rsid="00312aaf" style:font-name-asian="CMR12" style:font-name-complex="CMR12"/>
    </style:style>
    <style:style style:name="T11" style:family="text">
      <style:text-properties officeooo:rsid="00329c1d" style:font-name-asian="CMR12" style:font-name-complex="CMR12"/>
    </style:style>
    <style:style style:name="T12" style:family="text">
      <style:text-properties officeooo:rsid="003444f9" style:font-name-asian="CMR12" style:font-name-complex="CMR12"/>
    </style:style>
    <style:style style:name="T13" style:family="text">
      <style:text-properties officeooo:rsid="003458cb" style:font-name-asian="CMR12" style:font-name-complex="CMR12"/>
    </style:style>
    <style:style style:name="T14" style:family="text">
      <style:text-properties officeooo:rsid="0035ab0a" style:font-name-asian="CMR12" style:font-name-complex="CMR12"/>
    </style:style>
    <style:style style:name="T15" style:family="text">
      <style:text-properties officeooo:rsid="00377dc6" style:font-name-asian="CMR12" style:font-name-complex="CMR12"/>
    </style:style>
    <style:style style:name="T16" style:family="text">
      <style:text-properties officeooo:rsid="00381ba3" style:font-name-asian="CMR12" style:font-name-complex="CMR12"/>
    </style:style>
    <style:style style:name="T17" style:family="text">
      <style:text-properties officeooo:rsid="00387724" style:font-name-asian="CMR12" style:font-name-complex="CMR12"/>
    </style:style>
    <style:style style:name="T18" style:family="text">
      <style:text-properties officeooo:rsid="00388b73" style:font-name-asian="CMR12" style:font-name-complex="CMR12"/>
    </style:style>
    <style:style style:name="T19" style:family="text">
      <style:text-properties officeooo:rsid="0039e7bf" style:font-name-asian="CMR12" style:font-name-complex="CMR12"/>
    </style:style>
    <style:style style:name="T20" style:family="text">
      <style:text-properties officeooo:rsid="003b15fd" style:font-name-asian="CMR12" style:font-name-complex="CMR12"/>
    </style:style>
    <style:style style:name="T21" style:family="text">
      <style:text-properties fo:font-weight="bold" style:font-name-asian="CMR12" style:font-weight-asian="bold" style:font-name-complex="CMR12" style:font-weight-complex="bold"/>
    </style:style>
    <style:style style:name="T22" style:family="text">
      <style:text-properties fo:font-weight="bold" officeooo:rsid="002b35c9" style:font-name-asian="CMR12" style:font-weight-asian="bold" style:font-name-complex="CMR12" style:font-weight-complex="bold"/>
    </style:style>
    <style:style style:name="T23" style:family="text">
      <style:text-properties fo:font-weight="bold" officeooo:rsid="003bd02c" style:font-name-asian="CMR12" style:font-weight-asian="bold" style:font-name-complex="CMR12" style:font-weight-complex="bold"/>
    </style:style>
    <style:style style:name="T24" style:family="text">
      <style:text-properties fo:font-weight="normal" officeooo:rsid="003bd02c" style:font-name-asian="CMR12" style:font-weight-asian="normal" style:font-name-complex="CMR12" style:font-weight-complex="normal"/>
    </style:style>
    <style:style style:name="T25" style:family="text">
      <style:text-properties officeooo:rsid="003f18ae"/>
    </style:style>
    <style:style style:name="T26" style:family="text">
      <style:text-properties officeooo:rsid="00403b37"/>
    </style:style>
    <style:style style:name="T27" style:family="text">
      <style:text-properties officeooo:rsid="004050ca"/>
    </style:style>
    <style:style style:name="T28" style:family="text">
      <style:text-properties officeooo:rsid="004bd8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me Series Analysis</text:p>
      <text:p text:style-name="P2"/>
      <text:p text:style-name="P3">Problem statement</text:p>
      <text:p text:style-name="P3"/>
      <text:p text:style-name="P4">Time Series Analysis provides us with a pragmatic view of the overall network with respect to time in a dynamic fashion in order to u<text:span text:style-name="T1">n</text:span>derstand the growth, evolution and the final outcome of the social network by the effective use of time varying graphs and temporal indicator metrics.</text:p>
      <text:p text:style-name="P4"/>
      <text:p text:style-name="P5">DataSet</text:p>
      <text:p text:style-name="P5"/>
      <text:p text:style-name="P6">1. Twitter data : <text:s/>This <text:span text:style-name="T2">dataset contains wher</text:span><text:span text:style-name="T3">e </text:span><text:span text:style-name="T4">t</text:span><text:span text:style-name="T3">witter-user's</text:span><text:span text:style-name="T2"> the they are represented by the unique </text:span><text:span text:style-name="T4">twitter</text:span><text:span text:style-name="T2"> ID's. A relation exist between two </text:span><text:span text:style-name="T4">twitter</text:span><text:span text:style-name="T2"> ID's only if both have </text:span><text:span text:style-name="T4">had an interaction</text:span><text:span text:style-name="T2">. </text:span><text:span text:style-name="T5">The twitter users having one or many interactions at any given time. In the graph theory paradigm twitter users are represented by nodes or vertices and time used as a sole pararmeter to evaluate them.</text:span></text:p>
      <text:p text:style-name="P6"/>
      <text:p text:style-name="P7"><text:span text:style-name="T2">2. </text:span><text:span text:style-name="T6">Source-Forge data <text:s/>: </text:span><text:span text:style-name="T7">The following dataset </text:span><text:span text:style-name="T8">contain unique developer ID's and their interactions over time. </text:span><text:span text:style-name="T5">In the graph theory paradigm </text:span><text:span text:style-name="T8">developer's</text:span><text:span text:style-name="T5"> are represented by nodes or vertices and time used as a sole pararmeter to evaluate them.</text:span></text:p>
      <text:p text:style-name="P1"/>
      <text:p text:style-name="P1">Pseudocode/Algorithm</text:p>
      <text:p text:style-name="P16"/>
      <text:p text:style-name="P16"><text:span text:style-name="T21">Data </text:span><text:span text:style-name="T2">: <text:s/></text:span><text:span text:style-name="T9">Twitter</text:span><text:span text:style-name="T2"> RawDataFrame</text:span></text:p>
      <text:p text:style-name="P16"><text:span text:style-name="T21">Result</text:span><text:span text:style-name="T2"> : </text:span><text:span text:style-name="T10">Complete analysis and growth of the network over time.</text:span></text:p>
      <text:p text:style-name="P15"/>
      <text:p text:style-name="P16"><text:span text:style-name="T21">Step 1</text:span><text:span text:style-name="T2"> : </text:span><text:span text:style-name="T11">Load suitable libraries and edges with time stamps.</text:span></text:p>
      <text:p text:style-name="P16"><text:span text:style-name="T21">Step 2</text:span><text:span text:style-name="T2"> : </text:span><text:span text:style-name="T11">Generate </text:span><text:span text:style-name="T15">an intial sub-</text:span><text:span text:style-name="T11">graph </text:span><text:span text:style-name="T16">with a suitable </text:span><text:span text:style-name="T11">colour pallete.</text:span></text:p>
      <text:p text:style-name="P17"><text:span text:style-name="T21">Step 3</text:span><text:span text:style-name="T2"> : </text:span><text:span text:style-name="T12">Generate </text:span><text:span text:style-name="T13">subsequent </text:span><text:span text:style-name="T14">l</text:span><text:span text:style-name="T12">ayout using graphopt with normalized coordinates.</text:span></text:p>
      <text:p text:style-name="P16"><text:span text:style-name="T21">Step 4</text:span><text:span text:style-name="T2"> : Determine </text:span><text:span text:style-name="T17">a suitable time slot and generate other subgraphs illustrating growth.</text:span></text:p>
      <text:p text:style-name="P18"><text:span text:style-name="T21">Step 5</text:span><text:span text:style-name="T2"> : Time</text:span><text:span text:style-name="T19"> loop starts </text:span><text:span text:style-name="T20">and remove edges which are not present.</text:span></text:p>
      <text:p text:style-name="P8"><text:span text:style-name="T22">Step 6</text:span><text:span text:style-name="T5"> : </text:span><text:span text:style-name="T18">A final graph is obtained indicating all the interactions</text:span><text:span text:style-name="T5">.</text:span></text:p>
      <text:p text:style-name="P9"><text:span text:style-name="T22">Step </text:span><text:span text:style-name="T23">7 : </text:span><text:span text:style-name="T24">The most influential person in the network is determined.</text:span></text:p>
      <text:p text:style-name="P9"/>
      <text:p text:style-name="P10">Procedure :</text:p>
      <text:p text:style-name="P10"/>
      <text:p text:style-name="P11"><text:span text:style-name="T25">A suitable twitter d</text:span>ataset <text:span text:style-name="T25">has to be </text:span>analysed dynamically in order to understand the growth of the s<text:span text:style-name="T26">ocial n</text:span>etwork. <text:span text:style-name="T27">Temporal graph and time varying graph algrothims are rigrously implemented. We have to understand the evolution of the network and forecast the most influential entity. We generate <text:s/>snapshots of the networks periodically. The final network shows interaction's of all the individuals in the network. The following snaphots are clubbed into flash content in order to get aesthetically simulating result.</text:span></text:p>
      <text:p text:style-name="P11"/>
      <text:p text:style-name="P13">Result :</text:p>
      <text:p text:style-name="P13"/>
      <text:p text:style-name="P12"><text:span text:style-name="T28">Snaphots are clubbed into flash content in order to get aesthetically simulating result and determination of the <text:s/>most influential entity.</text:span></text:p>
      <text:p text:style-name="P12"/>
      <text:p text:style-name="P14">Input :</text:p>
      <text:p text:style-name="P14"/>
      <text:p text:style-name="P14">"id1" "id2" "time"</text:p>
      <text:p text:style-name="P14">1 2 1</text:p>
      <text:p text:style-name="P14">1 3 1</text:p>
      <text:p text:style-name="P14"><text:soft-page-break/>2 3 1</text:p>
      <text:p text:style-name="P14">5 3 2</text:p>
      <text:p text:style-name="P14">6 2 3</text:p>
      <text:p text:style-name="P14">7 2 4</text:p>
      <text:p text:style-name="P14">8 7 5</text:p>
      <text:p text:style-name="P14">9 5 6</text:p>
      <text:p text:style-name="P14">10 7 7</text:p>
      <text:p text:style-name="P14">11 5 8</text:p>
      <text:p text:style-name="P14">12 1 9</text:p>
      <text:p text:style-name="P14">13 6 10</text:p>
      <text:p text:style-name="P14">14 2 11</text:p>
      <text:p text:style-name="P14">15 5 12</text:p>
      <text:p text:style-name="P14"/>
      <text:p text:style-name="P14">Output :</text:p>
      <text:p text:style-name="P14"/>
      <text:p text:style-name="P14">Put snapsh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R12" svg:font-family="CMR12"/>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09:26:00.383632955</meta:creation-date>
    <meta:generator>LibreOffice/4.2.8.2$Linux_X86_64 LibreOffice_project/420m0$Build-2</meta:generator>
    <dc:date>2016-04-23T10:19:44.670909860</dc:date>
    <meta:editing-duration>PT51M58S</meta:editing-duration>
    <meta:editing-cycles>49</meta:editing-cycles>
    <meta:document-statistic meta:table-count="0" meta:image-count="0" meta:object-count="0" meta:page-count="2" meta:paragraph-count="38" meta:word-count="413" meta:character-count="2383" meta:non-whitespace-character-count="1989"/>
  </office:meta>
</office:document-meta>
</file>